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standard">
      <style:graphic-properties draw:stroke="none" svg:stroke-color="#21409a" draw:fill="none" draw:fill-color="#00aaad" fo:min-height="0.713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00aaa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costma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custom-shape draw:style-name="gr2" draw:text-style-name="P2" draw:layer="layout" svg:width="5.6cm" svg:height="1.2cm" svg:x="3.2cm" svg:y="5.6cm">
          <text:p text:style-name="P2">LayeredCostma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49cm" svg:height="1.673cm" svg:x="2.851cm" svg:y="7.637cm">
          <draw:text-box>
            <text:p><text:span text:style-name="T1">Costmap2D</text:span> costmap_;</text:p>
          </draw:text-box>
        </draw:frame>
        <draw:frame draw:style-name="gr3" draw:text-style-name="P3" draw:layer="layout" svg:width="16.724cm" svg:height="1.673cm" svg:x="2.876cm" svg:y="9.037cm">
          <draw:text-box>
            <text:p>std::vector&lt;boost::shared_ptr&lt;<text:span text:style-name="T1">Layer</text:span>&gt; &gt; plugins_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4" draw:text-style-name="P4" draw:layer="layout" svg:width="5.222cm" svg:height="0.963cm" svg:x="2.778cm" svg:y="5.8cm">
          <draw:text-box>
            <text:p>Costmap2DROS</text:p>
          </draw:text-box>
        </draw:frame>
        <draw:frame draw:style-name="gr5" draw:text-style-name="P3" draw:layer="layout" svg:width="11.098cm" svg:height="0.963cm" svg:x="2.902cm" svg:y="7.037cm">
          <draw:text-box>
            <text:p>LayeredCostmap* layered_costmap_;</text:p>
          </draw:text-box>
        </draw:frame>
        <draw:frame draw:style-name="gr5" draw:text-style-name="P3" draw:layer="layout" svg:width="13.553cm" svg:height="0.963cm" svg:x="2.847cm" svg:y="8.237cm">
          <draw:text-box>
            <text:p>pluginlib::ClassLoader&lt;Layer&gt; plugin_loader_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5" draw:text-style-name="P3" draw:layer="layout" svg:width="15.683cm" svg:height="0.963cm" svg:x="2.4cm" svg:y="5.2cm">
          <draw:text-box>
            <text:p>class CostmapLayer : public Layer, public Costmap2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5" draw:text-style-name="P3" draw:layer="layout" svg:width="9.87cm" svg:height="0.963cm" svg:x="2.2cm" svg:y="5.6cm">
          <draw:text-box>
            <text:p>class InflationLayer : public Layer</text:p>
          </draw:text-box>
        </draw:frame>
        <draw:frame draw:style-name="gr5" draw:text-style-name="P3" draw:layer="layout" svg:width="12.69cm" svg:height="0.963cm" svg:x="2.11cm" svg:y="8.537cm">
          <draw:text-box>
            <text:p>class ObstacleLayer : public CostmapLayer</text:p>
          </draw:text-box>
        </draw:frame>
        <draw:frame draw:style-name="gr5" draw:text-style-name="P3" draw:layer="layout" svg:width="11.775cm" svg:height="0.963cm" svg:x="2.025cm" svg:y="7.037cm">
          <draw:text-box>
            <text:p>class StaticLayer : public CostmapLayer</text:p>
          </draw:text-box>
        </draw:frame>
        <draw:frame draw:style-name="gr5" draw:text-style-name="P3" draw:layer="layout" svg:width="11.703cm" svg:height="0.963cm" svg:x="2.097cm" svg:y="10cm">
          <draw:text-box>
            <text:p>class VoxelLayer : public ObstacleLay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2:23:13.515615544</meta:creation-date>
    <meta:editing-duration>PT5M48S</meta:editing-duration>
    <meta:editing-cycles>2</meta:editing-cycles>
    <meta:generator>LibreOffice/6.0.7.3$Linux_X86_64 LibreOffice_project/00m0$Build-3</meta:generator>
    <dc:title>Bright Blue</dc:title>
    <dc:date>2020-02-10T15:00:27.292931112</dc:date>
    <meta:document-statistic meta:object-count="53"/>
  </office:meta>
</office:document-meta>
</file>